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4.26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5.043cm"/>
    </style:style>
    <style:style style:name="co20" style:family="table-column">
      <style:table-column-properties fo:break-before="auto" style:column-width="3.239cm"/>
    </style:style>
    <style:style style:name="co21" style:family="table-column">
      <style:table-column-properties fo:break-before="auto" style:column-width="5.874cm"/>
    </style:style>
    <style:style style:name="co22" style:family="table-column">
      <style:table-column-properties fo:break-before="auto" style:column-width="6.907cm"/>
    </style:style>
    <style:style style:name="co23" style:family="table-column">
      <style:table-column-properties fo:break-before="auto" style:column-width="3.037cm"/>
    </style:style>
    <style:style style:name="co24" style:family="table-column">
      <style:table-column-properties fo:break-before="auto" style:column-width="3.55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  <style:text-properties style:text-position=""/>
    </style:style>
    <style:style style:name="ce10" style:family="table-cell" style:parent-style-name="Default" style:data-style-name="N100">
      <style:table-cell-properties fo:background-color="#ccffcc"/>
      <style:text-properties fo:color="#000000" style:text-position=""/>
    </style:style>
    <style:style style:name="ce11" style:family="table-cell" style:parent-style-name="Default" style:data-style-name="N100">
      <style:table-cell-properties fo:background-color="transparent"/>
      <style:text-properties fo:color="#000000" style:text-position=""/>
    </style:style>
    <style:style style:name="ce12" style:family="table-cell" style:parent-style-name="Default" style:data-style-name="N100">
      <style:table-cell-properties fo:background-color="#ffcc99"/>
      <style:text-properties fo:color="#000000" style:text-position=""/>
    </style:style>
    <style:style style:name="ce13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fo:color="#646464"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 style:data-style-name="N100">
      <style:table-cell-properties fo:background-color="#f7f0a7"/>
      <style:text-properties style:text-position=""/>
    </style:style>
    <style:style style:name="ce8" style:family="table-cell" style:parent-style-name="Default" style:data-style-name="N100">
      <style:table-cell-properties fo:background-color="#eaa94c"/>
      <style:text-properties fo:color="#000000" style:text-position=""/>
    </style:style>
    <style:style style:name="ce9" style:family="table-cell" style:parent-style-name="Default" style:data-style-name="N100">
      <style:table-cell-properties fo:background-color="transparent"/>
      <style:text-properties fo:color="#646464" style:text-position=""/>
    </style:style>
    <style:style style:name="ce18" style:family="table-cell" style:parent-style-name="Default">
      <style:table-cell-properties fo:background-color="#faed56"/>
      <style:text-properties style:use-window-font-color="true"/>
    </style:style>
    <style:style style:name="ce19" style:family="table-cell" style:parent-style-name="Default">
      <style:table-cell-properties fo:background-color="#ceccef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fo:color="#646464"/>
    </style:style>
    <style:style style:name="ce21" style:family="table-cell" style:parent-style-name="Default" style:data-style-name="N84">
      <style:table-cell-properties fo:background-color="#ceccef"/>
      <style:text-properties style:use-window-font-color="true"/>
    </style:style>
    <style:style style:name="ce22" style:family="table-cell" style:parent-style-name="Default" style:data-style-name="N100">
      <style:table-cell-properties fo:background-color="#faed56"/>
      <style:text-properties style:use-window-font-color="true"/>
    </style:style>
    <style:style style:name="ce23" style:family="table-cell" style:parent-style-name="Default" style:data-style-name="N100">
      <style:table-cell-properties fo:background-color="#ceccef"/>
      <style:text-properties style:use-window-font-color="true"/>
    </style:style>
    <style:style style:name="ce24" style:family="table-cell" style:parent-style-name="Default" style:data-style-name="N100">
      <style:table-cell-properties fo:background-color="transparent"/>
      <style:text-properties fo:color="#646464"/>
    </style:style>
    <style:style style:name="ce25" style:family="table-cell" style:parent-style-name="Default">
      <style:table-cell-properties fo:background-color="#ceccef"/>
    </style:style>
    <style:style style:name="ce26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html value</text:p>
          </table:table-cell>
          <table:table-cell table:style-name="ce2" table:number-columns-repeated="2"/>
          <table:table-cell table:style-name="ce8" office:value-type="string">
            <text:p>TST_FAMGETHTMLVALU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9"/>
          <table:table-cell table:style-name="ce3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7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MAIN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8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9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2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3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4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15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rel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showempty=no enum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7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color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8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|showempty=no enum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I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19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file</text:p>
          </table:table-cell>
          <table:table-cell table:style-name="ce5" table:number-columns-repeated="240"/>
        </table:table-row>
        <table:table-row table:style-name="ro3">
          <table:table-cell table:style-name="ce3"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22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2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3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4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4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5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6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26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7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8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8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9]+10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30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30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1]+10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32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32]+10" office:value-type="float" office:value="310">
            <text:p>3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3]+10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4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4]+10" office:value-type="float" office:value="330">
            <text:p>3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5]+10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6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6]+10" office:value-type="float" office:value="350">
            <text:p>3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7]+10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8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38]+10" office:value-type="float" office:value="370">
            <text:p>3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rel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9]+10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40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40]+10" office:value-type="float" office:value="390">
            <text:p>3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showempty=no enum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1]+10" office:value-type="float" office:value="400">
            <text:p>4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42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42]+10" office:value-type="float" office:value="410">
            <text:p>4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color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3]+10" office:value-type="float" office:value="420">
            <text:p>4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4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4]+10" office:value-type="float" office:value="430">
            <text:p>4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440">
            <text:p>4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6]+10" office:value-type="float" office:value="450">
            <text:p>4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7]+10" office:value-type="float" office:value="460">
            <text:p>4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8]+10" office:value-type="float" office:value="470">
            <text:p>4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9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49]+10" office:value-type="float" office:value="480">
            <text:p>4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|showempty=no rel</text:p>
          </table:table-cell>
          <table:table-cell table:style-name="ce5" table:number-columns-repeated="240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FORMAT</text:p>
          </table:table-cell>
          <table:table-cell table:style-name="ce4"/>
          <table:table-cell table:style-name="ce4" office:value-type="string">
            <text:p>Format</text:p>
          </table:table-cell>
          <table:table-cell table:style-name="ce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("[%s]")</text:p>
          </table:table-cell>
          <table:table-cell table:style-name="ce5" table:formula="of:=[.H52]+10" office:value-type="float" office:value="1010">
            <text:p>10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LONG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53]+10" office:value-type="float" office:value="1020">
            <text:p>10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MONEY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("%s €")</text:p>
          </table:table-cell>
          <table:table-cell table:style-name="ce5" table:formula="of:=[.H53]+10" office:value-type="float" office:value="1020">
            <text:p>10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DOUB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55]+10" office:value-type="float" office:value="1030">
            <text:p>10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IN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("%03d")</text:p>
          </table:table-cell>
          <table:table-cell table:style-name="ce5" table:formula="of:=[.H56]+10" office:value-type="float" office:value="1040">
            <text:p>10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DAT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("%A %e %B %Y")</text:p>
          </table:table-cell>
          <table:table-cell table:style-name="ce5" table:formula="of:=[.H57]+10" office:value-type="float" office:value="1050">
            <text:p>10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IM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("%kh %Mmin %Ss")</text:p>
          </table:table-cell>
          <table:table-cell table:style-name="ce5" table:formula="of:=[.H58]+10" office:value-type="float" office:value="1060">
            <text:p>10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HTM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59]+10" office:value-type="float" office:value="1070">
            <text:p>10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IMESTAMP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("%A %e %B %Y %Hh %Mmin %Ss")</text:p>
          </table:table-cell>
          <table:table-cell table:style-name="ce5" table:formula="of:=[.H60]+10" office:value-type="float" office:value="1080">
            <text:p>10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61]+10" office:value-type="float" office:value="1090">
            <text:p>10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http://www.here.com/%TST_TEXT%.html</text:p>
          </table:table-cell>
          <table:table-cell table:style-name="ce5" table:number-columns-repeated="245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9"/>
          <table:table-cell table:style-name="ce5"/>
          <table:table-cell table:style-name="ce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FT_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2000">
            <text:p>20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5"/>
          <table:table-cell table:style-name="ce6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EXTS</text:p>
          </table:table-cell>
          <table:table-cell table:style-name="ce5" table:formula="of:=[.B64]" office:value-type="string" office:string-value="TST_FT_TEXT">
            <text:p>TST_F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("[%s]")</text:p>
          </table:table-cell>
          <table:table-cell table:style-name="ce5" table:formula="of:=[.H64]+10" office:value-type="float" office:value="2010">
            <text:p>20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5]+10" office:value-type="float" office:value="2020">
            <text:p>20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MONEYS</text:p>
          </table:table-cell>
          <table:table-cell table:style-name="ce5" table:formula="of:=[.B66]" office:value-type="string" office:string-value="TST_FARRAY2">
            <text:p>TST_F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("%s $")</text:p>
          </table:table-cell>
          <table:table-cell table:style-name="ce5" table:formula="of:=[.H66]+10" office:value-type="float" office:value="2030">
            <text:p>20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3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7]+10" office:value-type="float" office:value="2040">
            <text:p>20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FDOUBLES</text:p>
          </table:table-cell>
          <table:table-cell table:style-name="ce5" table:formula="of:=[.B68]" office:value-type="string" office:string-value="TST_FARRAY3">
            <text:p>TST_F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68]+10" office:value-type="float" office:value="2050">
            <text:p>20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T_INT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9]+10" office:value-type="float" office:value="2060">
            <text:p>20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INTS</text:p>
          </table:table-cell>
          <table:table-cell table:style-name="ce5" table:formula="of:=[.B70]" office:value-type="string" office:string-value="TST_FT_INTS">
            <text:p>TST_F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("%03d")</text:p>
          </table:table-cell>
          <table:table-cell table:style-name="ce5" table:formula="of:=[.H70]+10" office:value-type="float" office:value="2070">
            <text:p>20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5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1]+10" office:value-type="float" office:value="2080">
            <text:p>20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FDATES</text:p>
          </table:table-cell>
          <table:table-cell table:style-name="ce5" table:formula="of:=[.B72]" office:value-type="string" office:string-value="TST_FARRAY5">
            <text:p>TST_F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("%A %e %B %Y")</text:p>
          </table:table-cell>
          <table:table-cell table:style-name="ce5" table:formula="of:=[.H72]+10" office:value-type="float" office:value="2090">
            <text:p>20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6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3]+10" office:value-type="float" office:value="2100">
            <text:p>2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IMES</text:p>
          </table:table-cell>
          <table:table-cell table:style-name="ce5" table:formula="of:=[.B74]" office:value-type="string" office:string-value="TST_FARRAY6">
            <text:p>TST_F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74]+10" office:value-type="float" office:value="2110">
            <text:p>2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7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5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HTMLTEXTS</text:p>
          </table:table-cell>
          <table:table-cell table:style-name="ce5" table:formula="of:=[.B76]" office:value-type="string" office:string-value="TST_FARRAY7">
            <text:p>TST_F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76]+10" office:value-type="float" office:value="2130">
            <text:p>2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8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7]+10" office:value-type="float" office:value="2140">
            <text:p>2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IMESTAMPS</text:p>
          </table:table-cell>
          <table:table-cell table:style-name="ce5" table:formula="of:=[.B78]" office:value-type="string" office:string-value="TST_FARRAY8">
            <text:p>TST_F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("%A %e %B %Y %Hh %Mmin %Ss")</text:p>
          </table:table-cell>
          <table:table-cell table:style-name="ce5" table:formula="of:=[.H78]+10" office:value-type="float" office:value="2150">
            <text:p>2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11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9]+10" office:value-type="float" office:value="2160">
            <text:p>2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COLORS</text:p>
          </table:table-cell>
          <table:table-cell table:style-name="ce5" table:formula="of:=[.B80]" office:value-type="string" office:string-value="TST_FARRAY11">
            <text:p>TST_F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80]+10" office:value-type="float" office:value="2170">
            <text:p>2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T_LONG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81]+10" office:value-type="float" office:value="2180">
            <text:p>2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LONGTEXTS</text:p>
          </table:table-cell>
          <table:table-cell table:style-name="ce5" table:formula="of:=[.B82]" office:value-type="string" office:string-value="TST_FT_LONGTEXT">
            <text:p>TST_F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82]+10" office:value-type="float" office:value="2190">
            <text:p>2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 table:number-rows-repeated="4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8"/>
          <table:table-cell table:style-name="ce2" table:number-columns-repeated="250"/>
        </table:table-row>
        <table:table-row table:style-name="ro3" table:number-rows-repeated="3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 table:number-rows-repeated="17">
          <table:table-cell table:style-name="ce3" table:number-columns-repeated="256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250"/>
        </table:table-row>
        <table:table-row table:style-name="ro3" table:number-rows-repeated="15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 table:number-rows-repeated="1048438">
          <table:table-cell table:number-columns-repeated="256"/>
        </table:table-row>
        <table:table-row table:style-name="ro4" table:number-rows-repeated="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le2" table:style-name="ta1">
        <office:forms form:automatic-focus="false" form:apply-design-mode="false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8" table:default-cell-style-name="ce19"/>
        <table:table-column table:style-name="co21" table:default-cell-style-name="ce19"/>
        <table:table-column table:style-name="co18" table:number-columns-repeated="2" table:default-cell-style-name="ce23"/>
        <table:table-column table:style-name="co3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18" table:number-columns-repeated="245" table:default-cell-style-name="ce19"/>
        <table:table-column table:style-name="co18" table:number-columns-repeated="768" table:default-cell-style-name="ce26"/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TITLE</text:p>
          </table:table-cell>
          <table:table-cell table:style-name="ce18" office:value-type="string">
            <text:p>TST_TEXT</text:p>
          </table:table-cell>
          <table:table-cell table:style-name="ce22" office:value-type="string">
            <text:p>TST_INT</text:p>
          </table:table-cell>
          <table:table-cell table:style-name="ce18" office:value-type="string">
            <text:p>TST_REL</text:p>
          </table:table-cell>
          <table:table-cell table:style-name="ce18" office:value-type="string">
            <text:p>TST_MONEY</text:p>
          </table:table-cell>
          <table:table-cell table:style-name="ce18" office:value-type="string">
            <text:p>TST_DOUBLE</text:p>
          </table:table-cell>
          <table:table-cell table:style-name="ce18" office:value-type="string">
            <text:p>TST_LONGTEXT</text:p>
          </table:table-cell>
          <table:table-cell table:style-name="ce18" table:number-columns-repeated="245"/>
          <table:table-cell table:number-columns-repeated="768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0</text:p>
          </table:table-cell>
          <table:table-cell/>
          <table:table-cell office:value-type="string">
            <text:p>Zéro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</text:p>
          </table:table-cell>
          <table:table-cell table:style-name="ce19" office:value-type="string">
            <text:p>Document Un</text:p>
          </table:table-cell>
          <table:table-cell office:value-type="float" office:value="1">
            <text:p>1</text:p>
          </table:table-cell>
          <table:table-cell office:value-type="string">
            <text:p>TST_DOCHTML0</text:p>
          </table:table-cell>
          <table:table-cell office:value-type="string">
            <text:p>2.54</text:p>
          </table:table-cell>
          <table:table-cell office:value-type="string">
            <text:p>3.1415926</text:p>
          </table:table-cell>
          <table:table-cell office:value-type="string">
            <text:p>Et\nLa suite en été&lt;b&gt;...</text:p>
          </table:table-cell>
          <table:table-cell table:number-columns-repeated="10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Deux</text:p>
          </table:table-cell>
          <table:table-cell table:style-name="ce19" office:value-type="string">
            <text:p>Document Deux</text:p>
          </table:table-cell>
          <table:table-cell office:value-type="float" office:value="0">
            <text:p>0</text:p>
          </table:table-cell>
          <table:table-cell office:value-type="string">
            <text:p>TST_DOCHTML1</text:p>
          </table:table-cell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number-columns-repeated="10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office:value-type="string">
            <text:p>Deux Bis</text:p>
          </table:table-cell>
          <table:table-cell table:style-name="ce19" office:value-type="string">
            <text:p>Document Deux Bis</text:p>
          </table:table-cell>
          <table:table-cell office:value-type="float" office:value="0">
            <text:p>0</text:p>
          </table:table-cell>
          <table:table-cell office:value-type="string">
            <text:p>TST_DOCHTML1</text:p>
          </table:table-cell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number-columns-repeated="1013"/>
        </table:table-row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DATE</text:p>
          </table:table-cell>
          <table:table-cell table:style-name="ce22" office:value-type="string">
            <text:p>TST_TIME</text:p>
          </table:table-cell>
          <table:table-cell table:style-name="ce18" office:value-type="string">
            <text:p>TST_TIMESTAMP</text:p>
          </table:table-cell>
          <table:table-cell table:style-name="ce18" office:value-type="string">
            <text:p>TST_ENUM</text:p>
          </table:table-cell>
          <table:table-cell table:style-name="ce18" office:value-type="string">
            <text:p>TST_COLOR</text:p>
          </table:table-cell>
          <table:table-cell table:style-name="ce18" office:value-type="string">
            <text:p>TST_ENUMS</text:p>
          </table:table-cell>
          <table:table-cell table:style-name="ce18" office:value-type="string">
            <text:p>TST_INTS1</text:p>
          </table:table-cell>
          <table:table-cell table:style-name="ce18" office:value-type="string">
            <text:p>TST_DOUBLES1</text:p>
          </table:table-cell>
          <table:table-cell table:style-name="ce18" table:number-columns-repeated="244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table:style-name="ce21" office:value-type="date" office:date-value="2013-04-20">
            <text:p>2013-04-20</text:p>
          </table:table-cell>
          <table:table-cell office:value-type="string">
            <text:p>1:00</text:p>
          </table:table-cell>
          <table:table-cell office:value-type="string">
            <text:p>2013-09-30 10:00</text:p>
          </table:table-cell>
          <table:table-cell office:value-type="string">
            <text:p>a</text:p>
          </table:table-cell>
          <table:table-cell office:value-type="string">
            <text:p>#f3f</text:p>
          </table:table-cell>
          <table:table-cell office:value-type="string">
            <text:p>a\nb\nc</text:p>
          </table:table-cell>
          <table:table-cell office:value-type="string">
            <text:p>1\n2\n3</text:p>
          </table:table-cell>
          <table:table-cell table:number-columns-repeated="10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table:style-name="ce21" office:value-type="date" office:date-value="2020-05-23">
            <text:p>2020-05-23</text:p>
          </table:table-cell>
          <table:table-cell office:value-type="string">
            <text:p>14:17:43</text:p>
          </table:table-cell>
          <table:table-cell office:value-type="string">
            <text:p>2013-09-30 20:10:41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c\n\nb</text:p>
          </table:table-cell>
          <table:table-cell office:value-type="float" office:value="3">
            <text:p>3</text:p>
          </table:table-cell>
          <table:table-cell office:value-type="string">
            <text:p>\n5.6\n7.8</text:p>
          </table:table-cell>
          <table:table-cell table:number-columns-repeated="1012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table:style-name="ce21" office:value-type="date" office:date-value="2020-05-23">
            <text:p>2020-05-23</text:p>
          </table:table-cell>
          <table:table-cell office:value-type="string">
            <text:p>14:17:43</text:p>
          </table:table-cell>
          <table:table-cell office:value-type="string">
            <text:p>2013-09-30 20:10:41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{c,null,b}</text:p>
          </table:table-cell>
          <table:table-cell office:value-type="float" office:value="3">
            <text:p>3</text:p>
          </table:table-cell>
          <table:table-cell office:value-type="string">
            <text:p>{null,5.6,7.8}</text:p>
          </table:table-cell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21"/>
          <table:table-cell table:number-columns-repeated="1019"/>
        </table:table-row>
        <table:table-row table:style-name="ro3">
          <table:table-cell table:style-name="ce20" table:number-columns-repeated="5"/>
          <table:table-cell table:style-name="ce24"/>
          <table:table-cell table:style-name="ce20" table:number-columns-repeated="250"/>
          <table:table-cell table:number-columns-repeated="768"/>
        </table:table-row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TEXTS</text:p>
          </table:table-cell>
          <table:table-cell table:style-name="ce22" office:value-type="string">
            <text:p>TST_INTS</text:p>
          </table:table-cell>
          <table:table-cell table:style-name="ce18" office:value-type="string">
            <text:p>TST_RELS</text:p>
          </table:table-cell>
          <table:table-cell table:style-name="ce18" office:value-type="string">
            <text:p>TST_MONEYS</text:p>
          </table:table-cell>
          <table:table-cell table:style-name="ce18" office:value-type="string">
            <text:p>TST_DOUBLES</text:p>
          </table:table-cell>
          <table:table-cell table:style-name="ce18" office:value-type="string">
            <text:p>TST_LONGTEXTS</text:p>
          </table:table-cell>
          <table:table-cell table:style-name="ce18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\nDeux</text:p>
          </table:table-cell>
          <table:table-cell office:value-type="string">
            <text:p>0</text:p>
          </table:table-cell>
          <table:table-cell table:style-name="ce25"/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{"Un\nDeux","Trois\nQuatre"}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table:style-name="ce19" office:value-type="string">
            <text:p>TST_DOCHTML1\nTST_DOCHTML0</text:p>
          </table:table-cell>
          <table:table-cell office:value-type="string">
            <text:p>2.54\n3\n2.718</text:p>
          </table:table-cell>
          <table:table-cell office:value-type="string">
            <text:p>3.1415926\n2.7182818\n1.61803398875</text:p>
          </table:table-cell>
          <table:table-cell office:value-type="string">
            <text:p>{"Alpha\nBéta","A\nB\nC"}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table:style-name="ce19" office:value-type="string">
            <text:p>TST_DOCHTML1\nTST_DOCHTML0</text:p>
          </table:table-cell>
          <table:table-cell office:value-type="string">
            <text:p>2.54\n3\n2.718</text:p>
          </table:table-cell>
          <table:table-cell office:value-type="string">
            <text:p>3.1415926\n2.7182818\n1.61803398875</text:p>
          </table:table-cell>
          <table:table-cell office:value-type="string">
            <text:p>{"Alpha\nBéta","A\nB\nC"}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DATES</text:p>
          </table:table-cell>
          <table:table-cell table:style-name="ce22" office:value-type="string">
            <text:p>TST_TIMES</text:p>
          </table:table-cell>
          <table:table-cell table:style-name="ce18" office:value-type="string">
            <text:p>TST_TIMESTAMPS</text:p>
          </table:table-cell>
          <table:table-cell table:style-name="ce18" office:value-type="string">
            <text:p>TST_ENUMMS</text:p>
          </table:table-cell>
          <table:table-cell table:style-name="ce18" office:value-type="string">
            <text:p>TST_COLORS</text:p>
          </table:table-cell>
          <table:table-cell table:style-name="ce18" office:value-type="string">
            <text:p>TST_RELS2</text:p>
          </table:table-cell>
          <table:table-cell table:style-name="ce18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table:style-name="ce21" office:value-type="date" office:date-value="2013-04-20">
            <text:p>2013-04-20</text:p>
          </table:table-cell>
          <table:table-cell office:value-type="string">
            <text:p>10:00</text:p>
          </table:table-cell>
          <table:table-cell office:value-type="string">
            <text:p>2013-09-30 10:00</text:p>
          </table:table-cell>
          <table:table-cell office:value-type="string">
            <text:p>a</text:p>
          </table:table-cell>
          <table:table-cell office:value-type="string">
            <text:p>#ff33ff\n#45e098</text:p>
          </table:table-cell>
          <table:table-cell office:value-type="string">
            <text:p>TST_DOCHTML0&lt;BR&gt;&lt;BR&gt;TST_DOCHTML0\n&lt;BR&gt;TST_DOCHTML0\n\nTST_DOCHTML0</text:p>
          </table:table-cell>
          <table:table-cell table:number-columns-repeated="1014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table:style-name="ce21" office:value-type="string">
            <text:p>2020-05-23\n2017-04-13</text:p>
          </table:table-cell>
          <table:table-cell office:value-type="string">
            <text:p>4:7:3</text:p>
          </table:table-cell>
          <table:table-cell office:value-type="string">
            <text:p>2013-09-30 20:10:41\n2014-05-23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{{TST_DOCHTML1,TST_DOCHTML0},{TST_DOCHTML0,TST_DOCHTML1}}</text:p>
          </table:table-cell>
          <table:table-cell table:number-columns-repeated="1014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table:style-name="ce21" office:value-type="string">
            <text:p>2020-05-23\n2017-04-13</text:p>
          </table:table-cell>
          <table:table-cell office:value-type="string">
            <text:p>4:7:3</text:p>
          </table:table-cell>
          <table:table-cell office:value-type="string">
            <text:p>2013-09-30 20:10:41\n2014-05-23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{{TST_DOCHTML1,TST_DOCHTML0},{TST_DOCHTML0,TST_DOCHTML1}}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FTEXT</text:p>
          </table:table-cell>
          <table:table-cell table:style-name="ce22" office:value-type="string">
            <text:p>TST_FINT</text:p>
          </table:table-cell>
          <table:table-cell table:style-name="ce18" office:value-type="string">
            <text:p>TST_FMONEY</text:p>
          </table:table-cell>
          <table:table-cell table:style-name="ce18" office:value-type="string">
            <text:p>TST_FDOUBLE</text:p>
          </table:table-cell>
          <table:table-cell table:style-name="ce18" office:value-type="string">
            <text:p>TST_FLONGTEXT</text:p>
          </table:table-cell>
          <table:table-cell table:style-name="ce18" office:value-type="string">
            <text:p>TST_FDATE</text:p>
          </table:table-cell>
          <table:table-cell table:style-name="ce22" office:value-type="string">
            <text:p>TST_FTIME</text:p>
          </table:table-cell>
          <table:table-cell table:style-name="ce18" office:value-type="string">
            <text:p>TST_FTIMESTAMP</text:p>
          </table:table-cell>
          <table:table-cell table:style-name="ce18" office:value-type="string">
            <text:p>TST_FLTEXT</text:p>
          </table:table-cell>
          <table:table-cell table:style-name="ce18" table:number-columns-repeated="243"/>
          <table:table-cell table:number-columns-repeated="768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0</text:p>
          </table:table-cell>
          <table:table-cell table:number-columns-repeated="3"/>
          <table:table-cell table:style-name="ce19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Document Un</text:p>
          </table:table-cell>
          <table:table-cell office:value-type="float" office:value="1">
            <text:p>1</text:p>
          </table:table-cell>
          <table:table-cell table:style-name="ce19" office:value-type="string">
            <text:p>2.54</text:p>
          </table:table-cell>
          <table:table-cell office:value-type="string">
            <text:p>3.1415926</text:p>
          </table:table-cell>
          <table:table-cell office:value-type="string">
            <text:p>Et\nLa suite...</text:p>
          </table:table-cell>
          <table:table-cell table:style-name="ce21" office:value-type="date" office:date-value="2013-04-20">
            <text:p>2013-04-20</text:p>
          </table:table-cell>
          <table:table-cell table:style-name="ce23" office:value-type="string">
            <text:p>1:00</text:p>
          </table:table-cell>
          <table:table-cell table:style-name="ce23" office:value-type="string">
            <text:p>2013-09-30 10:00</text:p>
          </table:table-cell>
          <table:table-cell office:value-type="string">
            <text:p>Document Format Un</text:p>
          </table:table-cell>
          <table:table-cell table:number-columns-repeated="10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Document Deux</text:p>
          </table:table-cell>
          <table:table-cell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style-name="ce21" office:value-type="date" office:date-value="2020-05-23">
            <text:p>2020-05-23</text:p>
          </table:table-cell>
          <table:table-cell table:style-name="ce23" office:value-type="string">
            <text:p>14:17:43</text:p>
          </table:table-cell>
          <table:table-cell table:style-name="ce23" office:value-type="string">
            <text:p>2013-09-30 20:10:41</text:p>
          </table:table-cell>
          <table:table-cell office:value-type="string">
            <text:p>Document Format Deux</text:p>
          </table:table-cell>
          <table:table-cell table:number-columns-repeated="10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office:value-type="string">
            <text:p>Document Deux Bis</text:p>
          </table:table-cell>
          <table:table-cell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style-name="ce21" office:value-type="date" office:date-value="2020-05-23">
            <text:p>2020-05-23</text:p>
          </table:table-cell>
          <table:table-cell table:style-name="ce23" office:value-type="string">
            <text:p>14:17:43</text:p>
          </table:table-cell>
          <table:table-cell table:style-name="ce23" office:value-type="string">
            <text:p>2013-09-30 20:10:41</text:p>
          </table:table-cell>
          <table:table-cell office:value-type="string">
            <text:p>Document Format Deux Bis</text:p>
          </table:table-cell>
          <table:table-cell table:number-columns-repeated="1011"/>
        </table:table-row>
        <table:table-row table:style-name="ro3">
          <table:table-cell table:style-name="ce18" office:value-type="string">
            <text:p>ORDER</text:p>
          </table:table-cell>
          <table:table-cell table:style-name="ce18" office:value-type="string">
            <text:p>TST_FAMGETHTMLVALUE</text:p>
          </table:table-cell>
          <table:table-cell table:style-name="ce18" table:number-columns-repeated="2"/>
          <table:table-cell table:style-name="ce18" office:value-type="string">
            <text:p>TST_FTEXTS</text:p>
          </table:table-cell>
          <table:table-cell table:style-name="ce22" office:value-type="string">
            <text:p>TST_FINTS</text:p>
          </table:table-cell>
          <table:table-cell table:style-name="ce18" office:value-type="string">
            <text:p>TST_FTIMESTAMP</text:p>
          </table:table-cell>
          <table:table-cell table:style-name="ce18" office:value-type="string">
            <text:p>TST_FMONEYS</text:p>
          </table:table-cell>
          <table:table-cell table:style-name="ce18" office:value-type="string">
            <text:p>TST_FDOUBLES</text:p>
          </table:table-cell>
          <table:table-cell table:style-name="ce18" office:value-type="string">
            <text:p>TST_FDATES</text:p>
          </table:table-cell>
          <table:table-cell table:style-name="ce18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\nDeux</text:p>
          </table:table-cell>
          <table:table-cell office:value-type="string">
            <text:p>0</text:p>
          </table:table-cell>
          <table:table-cell office:value-type="string">
            <text:p>2013-09-30 10:00</text:p>
          </table:table-cell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table:style-name="ce21" office:value-type="date" office:date-value="2013-04-20">
            <text:p>2013-04-20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office:value-type="string">
            <text:p>2013-09-30 20:10:41</text:p>
          </table:table-cell>
          <table:table-cell office:value-type="string">
            <text:p>2.54\n3\n2.718</text:p>
          </table:table-cell>
          <table:table-cell office:value-type="string">
            <text:p>3.1415926\n2.7182818\n1.61803398875</text:p>
          </table:table-cell>
          <table:table-cell table:style-name="ce21" office:value-type="string">
            <text:p>2020-05-23\n2017-04-13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3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office:value-type="string">
            <text:p>2013-09-30 20:10:41</text:p>
          </table:table-cell>
          <table:table-cell office:value-type="string">
            <text:p>2.54\n3\n2.718</text:p>
          </table:table-cell>
          <table:table-cell office:value-type="string">
            <text:p>{3.1415926,2.7182818,1.61803398875}</text:p>
          </table:table-cell>
          <table:table-cell table:style-name="ce21" office:value-type="string">
            <text:p>{2020-05-23,2017-04-13}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11:41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3:39:22</dc:date>
    <dc:creator>Éric Brison</dc:creator>
    <meta:generator>LibreOffice/3.6$Linux_x86 LibreOffice_project/360m1$Build-2</meta:generator>
    <meta:editing-duration>P2DT7H27M10S</meta:editing-duration>
    <meta:editing-cycles>137</meta:editing-cycles>
    <meta:document-statistic meta:table-count="2" meta:cell-count="1065" meta:object-count="0"/>
  </office:meta>
</office:document-meta>
</file>